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</style:style>
    <style:style style:name="P2" style:family="paragraph" style:parent-style-name="Heading_20_1">
      <style:paragraph-properties fo:margin-left="0cm" fo:margin-right="0cm" fo:margin-top="0.508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loext:opacity="100%" style:font-name="apple-system" fo:letter-spacing="normal" fo:font-style="normal" fo:font-weight="normal"/>
    </style:style>
    <style:style style:name="P3" style:family="paragraph" style:parent-style-name="Heading_20_2">
      <style:paragraph-properties fo:margin-left="0cm" fo:margin-right="0cm" fo:margin-top="0.508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loext:opacity="100%" style:font-name="apple-system" fo:letter-spacing="normal" fo:font-style="normal" fo:font-weight="normal"/>
    </style:style>
    <style:style style:name="P4" style:family="paragraph" style:parent-style-name="Quotations">
      <style:paragraph-properties fo:margin-left="1cm" fo:margin-right="1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</style:style>
    <style:style style:name="P5" style:family="paragraph" style:parent-style-name="Text_20_body">
      <style:paragraph-properties fo:margin-left="0cm" fo:margin-right="0cm" fo:margin-top="0cm" fo:margin-bottom="0.339cm" style:contextual-spacing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9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24292e" loext:opacity="100%" style:font-name="apple-system" fo:font-size="9.60000038146973pt" fo:letter-spacing="normal" fo:font-style="normal" fo:font-weight="normal"/>
    </style:style>
    <style:style style:name="P10" style:family="paragraph" style:parent-style-name="Text_20_body" style:list-style-name="L2">
      <style:paragraph-properties fo:margin-top="0cm" fo:margin-bottom="0cm" style:contextual-spacing="false" fo:orphans="2" fo:widows="2"/>
      <style:text-properties fo:font-variant="normal" fo:text-transform="none" fo:color="#24292e" loext:opacity="100%" style:font-name="apple-system" fo:font-size="9.60000038146973pt" fo:letter-spacing="normal" fo:font-style="normal" fo:font-weight="normal"/>
    </style:style>
    <style:style style:name="P11" style:family="paragraph" style:parent-style-name="Text_20_body" style:list-style-name="L1">
      <style:paragraph-properties fo:margin-top="0cm" fo:margin-bottom="0cm" style:contextual-spacing="false" fo:orphans="2" fo:widows="2"/>
    </style:style>
    <style:style style:name="P12" style:family="paragraph" style:parent-style-name="Text_20_body" style:list-style-name="L2">
      <style:paragraph-properties fo:margin-top="0cm" fo:margin-bottom="0cm" style:contextual-spacing="false" fo:orphans="2" fo:widows="2"/>
    </style:style>
    <style:style style:name="P13" style:family="paragraph" style:parent-style-name="Text_20_body" style:list-style-name="L1">
      <style:paragraph-properties fo:margin-top="0cm" fo:margin-bottom="0.339cm" style:contextual-spacing="false" fo:orphans="2" fo:widows="2"/>
    </style:style>
    <style:style style:name="P14" style:family="paragraph" style:parent-style-name="Text_20_body" style:list-style-name="L1">
      <style:paragraph-properties fo:margin-top="0cm" fo:margin-bottom="0.339cm" style:contextual-spacing="false" fo:orphans="2" fo:widows="2"/>
      <style:text-properties fo:font-variant="normal" fo:text-transform="none" fo:color="#24292e" loext:opacity="100%" style:font-name="apple-system" fo:font-size="9.60000038146973pt" fo:letter-spacing="normal" fo:font-style="normal" fo:font-weight="normal"/>
    </style:style>
    <style:style style:name="P15" style:family="paragraph" style:parent-style-name="Text_20_body" style:list-style-name="L2">
      <style:paragraph-properties fo:margin-top="0cm" fo:margin-bottom="0.339cm" style:contextual-spacing="false" fo:orphans="2" fo:widows="2"/>
      <style:text-properties fo:font-variant="normal" fo:text-transform="none" fo:color="#24292e" loext:opacity="100%" style:font-name="apple-system" fo:font-size="9.60000038146973pt" fo:letter-spacing="normal" fo:font-style="normal" fo:font-weight="normal"/>
    </style:style>
    <style:style style:name="T1" style:family="text">
      <style:text-properties fo:font-variant="normal" fo:text-transform="none" fo:color="#0366d6" loext:opacity="100%" style:text-line-through-style="none" style:text-line-through-type="none" style:font-name="apple-system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366d6" loext:opacity="100%" style:text-line-through-style="none" style:text-line-through-type="none" style:font-name="apple-system" fo:font-size="9.60000038146973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4292e" loext:opacity="100%" style:font-name="apple-system" fo:font-size="9.60000038146973pt" fo:letter-spacing="normal" fo:font-style="normal" fo:font-weight="normal"/>
    </style:style>
    <style:style style:name="T4" style:family="text">
      <style:text-properties fo:font-variant="normal" fo:text-transform="none" fo:color="#24292e" loext:opacity="100%" style:font-name="apple-system" fo:font-size="9.60000038146973pt" fo:letter-spacing="normal" fo:font-style="normal" fo:font-weight="bold"/>
    </style:style>
    <style:style style:name="T5" style:family="text">
      <style:text-properties fo:font-variant="normal" fo:text-transform="none" fo:color="#24292e" loext:opacity="100%" style:font-name="SFMono-Regular" fo:font-size="7.80000019073486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6a737d" loext:opacity="100%" style:font-name="apple-system" fo:font-size="9.60000038146973pt" fo:letter-spacing="normal" fo:font-style="normal" fo:font-weight="bold"/>
    </style:style>
    <style:style style:name="T7" style:family="text">
      <style:text-properties fo:font-variant="normal" fo:text-transform="none" fo:color="#6a737d" loext:opacity="100%" style:font-name="apple-system" fo:font-size="9.60000038146973pt" fo:letter-spacing="normal" fo:font-style="normal" fo:font-weight="normal"/>
    </style:style>
    <style:style style:name="T8" style:family="text">
      <style:text-properties fo:font-variant="normal" fo:text-transform="none" fo:color="#6a737d" loext:opacity="100%" style:font-name="SFMono-Regular" fo:font-size="7.80000019073486pt" fo:letter-spacing="normal" fo:font-style="normal" fo:font-weight="normal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a xlink:type="simple" xlink:href="http://nachoiborraies.github.io/laravel/" text:style-name="Internet_20_link" text:visited-style-name="Visited_20_Internet_20_Link"><text:span text:style-name="T1">Curso de Laravel</text:span></text:a></text:h>
      <text:h text:style-name="P2" text:outline-level="1"><text:bookmark text:name="ejercicios-propuestos---parte-4-i"/>Ejercicios propuestos - Parte 4 (I)</text:h>
      <text:h text:style-name="P3" text:outline-level="2"><text:bookmark text:name="ejercicio-1"/>Ejercicio 1</text:h>
      <text:p text:style-name="P5"><text:span text:style-name="T3">Sobre el proyecto </text:span><text:span text:style-name="Strong_20_Emphasis"><text:span text:style-name="T4">blog</text:span></text:span><text:span text:style-name="T3"> de la sesión anterior, vamos a añadir estos cambios:</text:span></text:p>
      <text:list xml:id="list2861519987" text:style-name="L1">
        <text:list-item>
          <text:p text:style-name="P7"><text:span text:style-name="T3">Crea una base de datos llamada </text:span><text:span text:style-name="Source_20_Text"><text:span text:style-name="T5">blog</text:span></text:span><text:span text:style-name="T3"> en tu servidor de bases de datos a través de </text:span><text:span text:style-name="Emphasis"><text:span text:style-name="T3">phpMyAdmin</text:span></text:span><text:span text:style-name="T3">. Modifica también el archivo </text:span><text:span text:style-name="Source_20_Text"><text:span text:style-name="T5">.env</text:span></text:span><text:span text:style-name="T3"> del proyecto para acceder a dicha base de datos con las credenciales adecuadas, similares a las del ejemplo de la biblioteca (cambiando el nombre de la base de datos).</text:span></text:p>
        </text:list-item>
        <text:list-item>
          <text:p text:style-name="P13"><text:span text:style-name="T3">Elimina todas las migraciones existentes, salvo la de </text:span><text:span text:style-name="Emphasis"><text:span text:style-name="T3">create_users_table</text:span></text:span><text:span text:style-name="T3">. Edita esta migración de la tabla usuarios para dejarla igual que el ejemplo de la biblioteca (únicamente con los campos </text:span><text:span text:style-name="Emphasis"><text:span text:style-name="T3">login</text:span></text:span><text:span text:style-name="T3"> y </text:span><text:span text:style-name="Emphasis"><text:span text:style-name="T3">password</text:span></text:span><text:span text:style-name="T3">, además del </text:span><text:span text:style-name="Emphasis"><text:span text:style-name="T3">id</text:span></text:span><text:span text:style-name="T3"> y los </text:span><text:span text:style-name="Emphasis"><text:span text:style-name="T3">timestamps</text:span></text:span><text:span text:style-name="T3">).</text:span></text:p>
        </text:list-item>
        <text:list-item>
          <text:p text:style-name="P7"><text:span text:style-name="T3">Crea una nueva migración llamada </text:span><text:span text:style-name="Source_20_Text"><text:span text:style-name="T5">crear_tabla_posts</text:span></text:span><text:span text:style-name="T3">, que creará una tabla llamada </text:span><text:span text:style-name="Source_20_Text"><text:span text:style-name="T5">posts</text:span></text:span><text:span text:style-name="T3"> con estos campos:</text:span></text:p>
          <text:list>
            <text:list-item>
              <text:p text:style-name="P9">Id autonumérico</text:p>
            </text:list-item>
            <text:list-item>
              <text:p text:style-name="P7"><text:span text:style-name="T3">Título del post (</text:span><text:span text:style-name="Source_20_Text"><text:span text:style-name="T5">string</text:span></text:span><text:span text:style-name="T3">)</text:span></text:p>
            </text:list-item>
            <text:list-item>
              <text:p text:style-name="P7"><text:span text:style-name="T3">Contenido del post (</text:span><text:span text:style-name="Source_20_Text"><text:span text:style-name="T5">text</text:span></text:span><text:span text:style-name="T3">)</text:span></text:p>
            </text:list-item>
            <text:list-item>
              <text:p text:style-name="P11"><text:span text:style-name="Emphasis"><text:span text:style-name="T3">Timestamps</text:span></text:span><text:span text:style-name="T3"> para gestionar automáticamente la fecha de creación o modificación del post</text:span></text:p>
            </text:list-item>
          </text:list>
        </text:list-item>
        <text:list-item>
          <text:p text:style-name="P14">Lanza las migraciones y comprueba que se crean las tablas correspondientes con los campos asociados en la base de datos.</text:p>
        </text:list-item>
        <text:list-item>
          <text:p text:style-name="P7"><text:span text:style-name="T3">Opcionalmente, puedes desactivar las migraciones de Sanctum en el proyecto Laravel, como se ha explicado al final de </text:span><text:a xlink:type="simple" xlink:href="https://nachoiborraies.github.io/laravel/md/es/04b" text:style-name="Internet_20_link" text:visited-style-name="Visited_20_Internet_20_Link"><text:span text:style-name="T2">este documento</text:span></text:a><text:span text:style-name="T3">, si al crear las migraciones aparece alguna otra tabla no deseada, como la de los </text:span><text:span text:style-name="Emphasis"><text:span text:style-name="T3">personal_access_tokens</text:span></text:span><text:span text:style-name="T3">. Recuerda ejecutar </text:span><text:span text:style-name="Source_20_Text"><text:span text:style-name="T5">php artisan migrate:fresh</text:span></text:span><text:span text:style-name="T3"> de nuevo para borrar el rastro de esas tablas.</text:span></text:p>
        </text:list-item>
      </text:list>
      <text:h text:style-name="P3" text:outline-level="2"><text:bookmark text:name="ejercicio-2"/>Ejercicio 2</text:h>
      <text:p text:style-name="P6"><text:span text:style-name="T3">Continuamos con el proyecto </text:span><text:span text:style-name="Strong_20_Emphasis"><text:span text:style-name="T4">blog</text:span></text:span><text:span text:style-name="T3"> anterior. Modifica si no lo has hecho aún el modelo </text:span><text:span text:style-name="Source_20_Text"><text:span text:style-name="T5">User</text:span></text:span><text:span text:style-name="T3"> que viene por defecto para que se llame </text:span><text:span text:style-name="Source_20_Text"><text:span text:style-name="T5">Usuario</text:span></text:span><text:span text:style-name="T3">, igual que hemos hecho en el ejemplo de la biblioteca. Crea un nuevo modelo llamado </text:span><text:span text:style-name="Source_20_Text"><text:span text:style-name="T5">Post</text:span></text:span><text:span text:style-name="T3"> para los posts de nuestro blog. Asegúrate de que ambos modelos se ubican en la carpeta </text:span><text:span text:style-name="Source_20_Text"><text:span text:style-name="T5">App\Models</text:span></text:span><text:span text:style-name="T3"> del proyecto.</text:span></text:p>
      <text:p text:style-name="P6"><text:span text:style-name="T3">Después, modifica los métodos del controlador </text:span><text:span text:style-name="Source_20_Text"><text:span text:style-name="T5">PostController</text:span></text:span><text:span text:style-name="T3"> creado en sesiones anteriores, de este modo:</text:span></text:p>
      <text:list xml:id="list1625951761" text:style-name="L2">
        <text:list-item>
          <text:p text:style-name="P8"><text:span text:style-name="T3">El método </text:span><text:span text:style-name="Source_20_Text"><text:span text:style-name="T5">index</text:span></text:span><text:span text:style-name="T3"> debe obtener todos los posts de la tabla, y mostrar la vista </text:span><text:span text:style-name="Source_20_Text"><text:span text:style-name="T5">posts.index</text:span></text:span><text:span text:style-name="T3"> con ese listado de posts.</text:span></text:p>
          <text:list>
            <text:list-item>
              <text:p text:style-name="P8"><text:span text:style-name="T3">La vista </text:span><text:span text:style-name="Source_20_Text"><text:span text:style-name="T5">posts.index</text:span></text:span><text:span text:style-name="T3">, por su parte, recibirá el listado de posts y mostrará los títulos de cada uno, y un botón </text:span><text:span text:style-name="Source_20_Text"><text:span text:style-name="T5">Ver</text:span></text:span><text:span text:style-name="T3"> para mostrar su ficha (</text:span><text:span text:style-name="Source_20_Text"><text:span text:style-name="T5">posts.show</text:span></text:span><text:span text:style-name="T3">).</text:span></text:p>
            </text:list-item>
            <text:list-item>
              <text:p text:style-name="P12"><text:span text:style-name="T3">Debes mostrar el listado de posts ordenado por </text:span><text:span text:style-name="Emphasis"><text:span text:style-name="T3">título</text:span></text:span><text:span text:style-name="T3"> en orden ascendente, y paginado de 5 en 5.</text:span></text:p>
            </text:list-item>
          </text:list>
        </text:list-item>
        <text:list-item>
          <text:p text:style-name="P8"><text:span text:style-name="T3">El método </text:span><text:span text:style-name="Source_20_Text"><text:span text:style-name="T5">show</text:span></text:span><text:span text:style-name="T3"> debe obtener el post cuyo </text:span><text:span text:style-name="Emphasis"><text:span text:style-name="T3">id</text:span></text:span><text:span text:style-name="T3"> se pasará como parámetro, y mostrarlo en la vista </text:span><text:span text:style-name="Source_20_Text"><text:span text:style-name="T5">posts.show</text:span></text:span><text:span text:style-name="T3">.</text:span></text:p>
          <text:list>
            <text:list-item>
              <text:p text:style-name="P8"><text:soft-page-break/><text:span text:style-name="T3">La vista </text:span><text:span text:style-name="Source_20_Text"><text:span text:style-name="T5">posts.show</text:span></text:span><text:span text:style-name="T3"> recibirá el objeto con el post a mostrar, y mostraremos el título, contenido y fecha de creación del post, con el formato que quieras.</text:span></text:p>
            </text:list-item>
          </text:list>
        </text:list-item>
        <text:list-item>
          <text:p text:style-name="P8"><text:span text:style-name="T3">El método </text:span><text:span text:style-name="Source_20_Text"><text:span text:style-name="T5">destroy</text:span></text:span><text:span text:style-name="T3"> eliminará el post cuyo </text:span><text:span text:style-name="Emphasis"><text:span text:style-name="T3">id</text:span></text:span><text:span text:style-name="T3"> recibirá como parámetro, y devolverá la vista </text:span><text:span text:style-name="Source_20_Text"><text:span text:style-name="T5">posts.index</text:span></text:span><text:span text:style-name="T3"> con el listado actualizado. Para probar este método, recuerda que debes definir un formulario en una vista (lo puedes hacer para cada post mostrado en la vista </text:span><text:span text:style-name="Source_20_Text"><text:span text:style-name="T5">posts.index</text:span></text:span><text:span text:style-name="T3">) que envíe a la ruta </text:span><text:span text:style-name="Source_20_Text"><text:span text:style-name="T5">posts.destroy</text:span></text:span><text:span text:style-name="T3"> usando un método </text:span><text:span text:style-name="Emphasis"><text:span text:style-name="T3">DELETE</text:span></text:span><text:span text:style-name="T3">, como hemos explicado en un ejemplo anterior.</text:span></text:p>
        </text:list-item>
        <text:list-item>
          <text:p text:style-name="P8"><text:span text:style-name="T3">Los métodos </text:span><text:span text:style-name="Source_20_Text"><text:span text:style-name="T5">create</text:span></text:span><text:span text:style-name="T3">, </text:span><text:span text:style-name="Source_20_Text"><text:span text:style-name="T5">edit</text:span></text:span><text:span text:style-name="T3">, </text:span><text:span text:style-name="Source_20_Text"><text:span text:style-name="T5">store</text:span></text:span><text:span text:style-name="T3"> y </text:span><text:span text:style-name="Source_20_Text"><text:span text:style-name="T5">update</text:span></text:span><text:span text:style-name="T3"> de momento los vamos a dejar sin hacer, hasta que veamos cómo gestionar formularios.</text:span></text:p>
        </text:list-item>
        <text:list-item>
          <text:p text:style-name="P15">Para simular la inserción y la modificación, vamos a crear dos métodos adicionales en el controlador, que usaremos de forma temporal:</text:p>
          <text:list>
            <text:list-item>
              <text:p text:style-name="P8"><text:span text:style-name="T3">Un método llamado </text:span><text:span text:style-name="Source_20_Text"><text:span text:style-name="T5">nuevoPrueba</text:span></text:span><text:span text:style-name="T3">, que cada vez que lo llamemos creará un post con un título al azar (por ejemplo, “Título X”, siendo X un entero aleatorio), y un contenido al azar (“Contenido X”). Puedes emplear la función </text:span><text:a xlink:type="simple" xlink:href="https://www.php.net/manual/es/function.rand.php" text:style-name="Internet_20_link" text:visited-style-name="Visited_20_Internet_20_Link"><text:span text:style-name="T2">rand</text:span></text:a><text:span text:style-name="T3"> de PHP para generar estos números aleatorios para título y contenido.</text:span></text:p>
            </text:list-item>
            <text:list-item>
              <text:p text:style-name="P8"><text:span text:style-name="T3">Un método llamado </text:span><text:span text:style-name="Source_20_Text"><text:span text:style-name="T5">editarPrueba</text:span></text:span><text:span text:style-name="T3">, que recibirá como parámetro un </text:span><text:span text:style-name="Emphasis"><text:span text:style-name="T3">id</text:span></text:span><text:span text:style-name="T3"> y modificará el título y contenido del post otros generados aleatoriamente, como en el punto anterior.</text:span></text:p>
            </text:list-item>
            <text:list-item>
              <text:p text:style-name="P10">Estos dos métodos (especialmente el primero) nos servirán para crear una serie de posts de prueba que luego nos servirán para probar el listado y la ficha de los posts.</text:p>
            </text:list-item>
          </text:list>
        </text:list-item>
        <text:list-item>
          <text:p text:style-name="P8"><text:span text:style-name="T3">En el archivo </text:span><text:span text:style-name="Source_20_Text"><text:span text:style-name="T5">routes/web.php</text:span></text:span><text:span text:style-name="T3">, recuerda añadir dos nuevas rutas temporales de tipo </text:span><text:span text:style-name="Source_20_Text"><text:span text:style-name="T5">get</text:span></text:span><text:span text:style-name="T3"> para probar estas inserciones y modificaciones. La primera puede apuntar a </text:span><text:span text:style-name="Source_20_Text"><text:span text:style-name="T5">/posts/nuevoPrueba</text:span></text:span><text:span text:style-name="T3">, por ejemplo, y la segunda a </text:span><text:span text:style-name="Source_20_Text"><text:span text:style-name="T5">/posts/editarPrueba/{id}</text:span></text:span><text:span text:style-name="T3">. Recuerda también eliminar o editar la restricción </text:span><text:span text:style-name="Source_20_Text"><text:span text:style-name="T5">only</text:span></text:span><text:span text:style-name="T3"> de las rutas del controlador que estableciste la sesión anterior, para que no sólo permita las rutas </text:span><text:span text:style-name="Emphasis"><text:span text:style-name="T3">index</text:span></text:span><text:span text:style-name="T3">, </text:span><text:span text:style-name="Emphasis"><text:span text:style-name="T3">show</text:span></text:span><text:span text:style-name="T3">, </text:span><text:span text:style-name="Emphasis"><text:span text:style-name="T3">create</text:span></text:span><text:span text:style-name="T3"> y </text:span><text:span text:style-name="Emphasis"><text:span text:style-name="T3">edit</text:span></text:span><text:span text:style-name="T3">, y además permita la de </text:span><text:span text:style-name="Emphasis"><text:span text:style-name="T3">destroy</text:span></text:span><text:span text:style-name="T3"> (o todas las posibles, si quieres, ya que tarde o temprano las utilizaremos).</text:span></text:p>
        </text:list-item>
      </text:list>
      <text:p text:style-name="P4"><text:span text:style-name="Strong_20_Emphasis"><text:span text:style-name="T6">IMPORTANTE</text:span></text:span><text:span text:style-name="T7">: los métodos </text:span><text:span text:style-name="Source_20_Text"><text:span text:style-name="T8">nuevoPrueba</text:span></text:span><text:span text:style-name="T7"> y </text:span><text:span text:style-name="Source_20_Text"><text:span text:style-name="T8">editarPrueba</text:span></text:span><text:span text:style-name="T7"> que has creado en </text:span><text:span text:style-name="Source_20_Text"><text:span text:style-name="T8">PostController</text:span></text:span><text:span text:style-name="T7"> NO son métodos estándar de un controlador de recursos, y de ninguna manera estarán disponibles a través de </text:span><text:span text:style-name="Source_20_Text"><text:span text:style-name="T8">Route::resource</text:span></text:span><text:span text:style-name="T7"> en </text:span><text:span text:style-name="Source_20_Text"><text:span text:style-name="T8">routes/web.php</text:span></text:span><text:span text:style-name="T7">. Por eso debes definir a mano una ruta para cada uno de ellos en ese archivo, a través de </text:span><text:span text:style-name="Source_20_Text"><text:span text:style-name="T8">Route::get</text:span></text:span><text:span text:style-name="T7">, y esas rutas deben definirse ANTES de la de recursos (</text:span><text:span text:style-name="Source_20_Text"><text:span text:style-name="T8">Route::resource</text:span></text:span><text:span text:style-name="T7">) porque de lo contrario no se emparejarán correctamente.</text:span></text:p>
      <text:p text:style-name="P5"><text:span text:style-name="Strong_20_Emphasis"><text:span text:style-name="T4">¿Qué entregar?</text:span></text:span></text:p>
      <text:p text:style-name="P6"><text:span text:style-name="T3">Como entrega de esta sesión deberás comprimir el proyecto </text:span><text:span text:style-name="Strong_20_Emphasis"><text:span text:style-name="T4">blog</text:span></text:span><text:span text:style-name="T3"> con todos los cambios incorporados, y eliminando las carpetas </text:span><text:span text:style-name="Source_20_Text"><text:span text:style-name="T5">vendor</text:span></text:span><text:span text:style-name="T3"> y </text:span><text:span text:style-name="Source_20_Text"><text:span text:style-name="T5">node_modules</text:span></text:span><text:span text:style-name="T3"> como se explicó en las sesiones anteriores. Renombra el archivo comprimido a </text:span><text:span text:style-name="Source_20_Text"><text:span text:style-name="T5">blog_04.zip</text:span></text:span><text:span text:style-name="T3">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8T11:46:56.530000000</meta:creation-date>
    <dc:date>2022-10-08T11:47:38.145000000</dc:date>
    <meta:editing-duration>PT42S</meta:editing-duration>
    <meta:editing-cycles>1</meta:editing-cycles>
    <meta:document-statistic meta:table-count="0" meta:image-count="0" meta:object-count="0" meta:page-count="2" meta:paragraph-count="31" meta:word-count="828" meta:character-count="4967" meta:non-whitespace-character-count="4191"/>
    <meta:generator>LibreOffice/7.0.3.1$Windows_X86_64 LibreOffice_project/d7547858d014d4cf69878db179d326fc3483e082</meta:generator>
  </office:meta>
</office:document-meta>
</file>